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3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0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4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7"/>
        <table:table-column table:style-name="co1" table:default-cell-style-name="ce9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table:style-name="ce1" office:value-type="string" calcext:value-type="string">
            <text:p>H.MURAT BALCI</text:p>
          </table:table-cell>
          <table:table-cell table:number-columns-repeated="3"/>
          <table:table-cell table:style-name="ce11"/>
        </table:table-row>
        <table:table-row table:style-name="ro2">
          <table:table-cell/>
          <table:table-cell office:value-type="string" calcext:value-type="string">
            <text:p>505 320 2240 – 505 320 2660 – 532 296 3689</text:p>
          </table:table-cell>
          <table:table-cell table:number-columns-repeated="3"/>
          <table:table-cell table:style-name="ce11"/>
        </table:table-row>
        <table:table-row table:style-name="ro2">
          <table:table-cell/>
          <table:table-cell office:value-type="string" calcext:value-type="string">
            <text:p><text:a xlink:href="mailto:selanikmermer@hotmail.com" xlink:type="simple">selanikmermer@hotmail.com</text:a> - <text:a xlink:href="mailto:dogustokat@yahoo.com" xlink:type="simple">dogustokat@yahoo.com</text:a></text:p>
          </table:table-cell>
          <table:table-cell table:number-columns-repeated="3"/>
          <table:table-cell table:style-name="ce11"/>
        </table:table-row>
        <table:table-row table:style-name="ro2">
          <table:table-cell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FİTTİNGS TRAKYA DÖKÜM</text:p>
          </table:table-cell>
          <table:table-cell table:number-columns-repeated="3"/>
          <table:table-cell table:style-name="ce3"/>
        </table:table-row>
        <table:table-row table:style-name="ro2">
          <table:table-cell/>
          <table:table-cell office:value-type="string" calcext:value-type="string">
            <text:p>½” Dirsek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¾” Dirs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1 ½” Dirse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4” Dir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½” Nipe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¾” Nipe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1 ½” Nip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4” Ni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½” T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¾” T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1” 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1 ¼” 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1 ½” 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4” 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4” Manş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½” Rak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 ¼” Tap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4”T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¾” Kuyr. Dirs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½” Boru atl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5”-4” Rediksi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4”-2” Rediksiy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”-1 ½” Rediksiy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”-1” Rediksiy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 1/2”-1 ¼ Rediksiy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”-1/2” Rediksiy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</text:p>
          </table:table-cell>
          <table:table-cell/>
          <table:table-cell table:style-name="ce3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ÇAĞDAŞ </text:p>
          </table:table-cell>
          <table:table-cell table:style-name="ce8"/>
          <table:table-cell table:style-name="ce10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1 ¼” Dirsek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¾” Manşon</text:p>
          </table:table-cell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1” Manşon</text:p>
          </table:table-cell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1 ¼” Manşon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¾” Te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¾” Rakor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1 ¼” Tap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fırat</text:p>
          </table:table-cell>
          <table:table-cell table:style-name="ce6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½” – 16mm PE-RT DD Rakor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16 mm PE-RT bağlantı manşonu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½” – 16mm PE-RT DD Dirsek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rady. Bağlantı boru 6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2">
          <table:table-cell/>
          <table:table-cell table:style-name="ce6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7:47:46.411489743</meta:creation-date>
    <dc:date>2022-02-18T17:50:33.132141779</dc:date>
    <meta:editing-duration>PT2M47S</meta:editing-duration>
    <meta:editing-cycles>2</meta:editing-cycles>
    <meta:generator>LibreOffice/7.2.5.2$Linux_X86_64 LibreOffice_project/20$Build-2</meta:generator>
    <meta:document-statistic meta:table-count="1" meta:cell-count="117" meta:object-count="0"/>
  </office:meta>
</office:document-meta>
</file>